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32a2" officeooo:paragraph-rsid="000432a2"/>
    </style:style>
    <style:style style:name="P2" style:family="paragraph" style:parent-style-name="Standard">
      <style:text-properties officeooo:rsid="000432a2" officeooo:paragraph-rsid="000e9775"/>
    </style:style>
    <style:style style:name="P3" style:family="paragraph" style:parent-style-name="Standard">
      <style:text-properties officeooo:rsid="000432a2" officeooo:paragraph-rsid="00880d00"/>
    </style:style>
    <style:style style:name="P4" style:family="paragraph" style:parent-style-name="Standard">
      <style:text-properties fo:font-weight="bold" officeooo:rsid="000432a2" officeooo:paragraph-rsid="000432a2" style:font-weight-asian="bold" style:font-weight-complex="bold"/>
    </style:style>
    <style:style style:name="P5" style:family="paragraph" style:parent-style-name="Standard">
      <style:text-properties fo:font-weight="bold" officeooo:rsid="000432a2" officeooo:paragraph-rsid="0004371b" style:font-weight-asian="bold" style:font-weight-complex="bold"/>
    </style:style>
    <style:style style:name="P6" style:family="paragraph" style:parent-style-name="Standard">
      <style:text-properties fo:font-weight="bold" officeooo:rsid="000432a2" officeooo:paragraph-rsid="000e9775" style:font-weight-asian="bold" style:font-weight-complex="bold"/>
    </style:style>
    <style:style style:name="P7" style:family="paragraph" style:parent-style-name="Standard">
      <style:text-properties fo:font-weight="bold" officeooo:rsid="0004371b" officeooo:paragraph-rsid="0004371b" style:font-weight-asian="bold" style:font-weight-complex="bold"/>
    </style:style>
    <style:style style:name="P8" style:family="paragraph" style:parent-style-name="Standard">
      <style:text-properties fo:font-weight="bold" officeooo:rsid="0004ee22" officeooo:paragraph-rsid="0004ee22" style:font-weight-asian="bold" style:font-weight-complex="bold"/>
    </style:style>
    <style:style style:name="P9" style:family="paragraph" style:parent-style-name="Standard">
      <style:text-properties fo:font-weight="bold" officeooo:rsid="0008e492" officeooo:paragraph-rsid="0008e492" style:font-weight-asian="bold" style:font-weight-complex="bold"/>
    </style:style>
    <style:style style:name="P10" style:family="paragraph" style:parent-style-name="Standard">
      <style:text-properties fo:font-weight="bold" officeooo:rsid="000e9775" officeooo:paragraph-rsid="000e9775" style:font-weight-asian="bold" style:font-weight-complex="bold"/>
    </style:style>
    <style:style style:name="P11" style:family="paragraph" style:parent-style-name="Standard">
      <style:text-properties fo:font-weight="bold" officeooo:rsid="000e9775" officeooo:paragraph-rsid="000ecc0f" style:font-weight-asian="bold" style:font-weight-complex="bold"/>
    </style:style>
    <style:style style:name="P12" style:family="paragraph" style:parent-style-name="Standard">
      <style:text-properties fo:font-weight="bold" officeooo:rsid="000e9775" officeooo:paragraph-rsid="0065847e" style:font-weight-asian="bold" style:font-weight-complex="bold"/>
    </style:style>
    <style:style style:name="P13" style:family="paragraph" style:parent-style-name="Standard">
      <style:text-properties fo:font-weight="bold" officeooo:rsid="000ecc0f" officeooo:paragraph-rsid="0061dcd1" style:font-weight-asian="bold" style:font-weight-complex="bold"/>
    </style:style>
    <style:style style:name="P14" style:family="paragraph" style:parent-style-name="Standard">
      <style:text-properties fo:font-weight="bold" officeooo:rsid="000ecc0f" officeooo:paragraph-rsid="0063c2e6" style:font-weight-asian="bold" style:font-weight-complex="bold"/>
    </style:style>
    <style:style style:name="P15" style:family="paragraph" style:parent-style-name="Standard">
      <style:text-properties fo:font-weight="bold" officeooo:rsid="000ecc0f" officeooo:paragraph-rsid="008bf141" style:font-weight-asian="bold" style:font-weight-complex="bold"/>
    </style:style>
    <style:style style:name="P16" style:family="paragraph" style:parent-style-name="Standard">
      <style:text-properties fo:font-weight="bold" officeooo:rsid="001735bd" officeooo:paragraph-rsid="0059930e" style:font-weight-asian="bold" style:font-weight-complex="bold"/>
    </style:style>
    <style:style style:name="P17" style:family="paragraph" style:parent-style-name="Standard">
      <style:text-properties fo:font-weight="bold" officeooo:rsid="001735bd" officeooo:paragraph-rsid="005d1df9" style:font-weight-asian="bold" style:font-weight-complex="bold"/>
    </style:style>
    <style:style style:name="P18" style:family="paragraph" style:parent-style-name="Standard">
      <style:text-properties fo:font-weight="bold" officeooo:rsid="00197d38" officeooo:paragraph-rsid="00197d38" style:font-weight-asian="bold" style:font-weight-complex="bold"/>
    </style:style>
    <style:style style:name="P19" style:family="paragraph" style:parent-style-name="Standard">
      <style:text-properties fo:font-weight="bold" officeooo:rsid="0059930e" officeooo:paragraph-rsid="0059ea84" style:font-weight-asian="bold" style:font-weight-complex="bold"/>
    </style:style>
    <style:style style:name="P20" style:family="paragraph" style:parent-style-name="Standard">
      <style:text-properties fo:font-weight="bold" officeooo:rsid="0058208c" officeooo:paragraph-rsid="0059930e" style:font-weight-asian="bold" style:font-weight-complex="bold"/>
    </style:style>
    <style:style style:name="P21" style:family="paragraph" style:parent-style-name="Standard">
      <style:text-properties fo:font-weight="normal" officeooo:rsid="0004371b" officeooo:paragraph-rsid="0004371b" style:font-weight-asian="normal" style:font-weight-complex="normal"/>
    </style:style>
    <style:style style:name="P22" style:family="paragraph" style:parent-style-name="Standard">
      <style:text-properties fo:font-weight="normal" officeooo:rsid="0004371b" officeooo:paragraph-rsid="0004ee22" style:font-weight-asian="normal" style:font-weight-complex="normal"/>
    </style:style>
    <style:style style:name="P23" style:family="paragraph" style:parent-style-name="Standard">
      <style:text-properties fo:font-weight="normal" officeooo:rsid="0004371b" officeooo:paragraph-rsid="0008e492" style:font-weight-asian="normal" style:font-weight-complex="normal"/>
    </style:style>
    <style:style style:name="P24" style:family="paragraph" style:parent-style-name="Standard">
      <style:text-properties fo:font-weight="normal" officeooo:rsid="0004371b" officeooo:paragraph-rsid="008791eb" style:font-weight-asian="normal" style:font-weight-complex="normal"/>
    </style:style>
    <style:style style:name="P25" style:family="paragraph" style:parent-style-name="Standard">
      <style:text-properties fo:font-weight="normal" officeooo:rsid="0008e492" officeooo:paragraph-rsid="0008e492" style:font-weight-asian="normal" style:font-weight-complex="normal"/>
    </style:style>
    <style:style style:name="P26" style:family="paragraph" style:parent-style-name="Standard">
      <style:text-properties fo:font-weight="normal" officeooo:rsid="000e9775" officeooo:paragraph-rsid="000e9775" style:font-weight-asian="normal" style:font-weight-complex="normal"/>
    </style:style>
    <style:style style:name="P27" style:family="paragraph" style:parent-style-name="Standard">
      <style:text-properties fo:font-weight="normal" officeooo:rsid="000e9775" officeooo:paragraph-rsid="00988716" style:font-weight-asian="normal" style:font-weight-complex="normal"/>
    </style:style>
    <style:style style:name="P28" style:family="paragraph" style:parent-style-name="Standard">
      <style:text-properties fo:font-weight="normal" officeooo:rsid="000432a2" officeooo:paragraph-rsid="000e9775" style:font-weight-asian="normal" style:font-weight-complex="normal"/>
    </style:style>
    <style:style style:name="P29" style:family="paragraph" style:parent-style-name="Standard">
      <style:text-properties fo:font-weight="normal" officeooo:rsid="001735bd" officeooo:paragraph-rsid="001735bd" style:font-weight-asian="normal" style:font-weight-complex="normal"/>
    </style:style>
    <style:style style:name="P30" style:family="paragraph" style:parent-style-name="Standard">
      <style:text-properties fo:font-weight="normal" officeooo:rsid="001735bd" officeooo:paragraph-rsid="005d1df9" style:font-weight-asian="normal" style:font-weight-complex="normal"/>
    </style:style>
    <style:style style:name="P31" style:family="paragraph" style:parent-style-name="Standard">
      <style:text-properties fo:font-weight="normal" officeooo:rsid="00197d38" officeooo:paragraph-rsid="00197d38" style:font-weight-asian="normal" style:font-weight-complex="normal"/>
    </style:style>
    <style:style style:name="P32" style:family="paragraph" style:parent-style-name="Standard">
      <style:text-properties fo:font-weight="normal" officeooo:rsid="0019fac7" officeooo:paragraph-rsid="0019fac7" style:font-weight-asian="normal" style:font-weight-complex="normal"/>
    </style:style>
    <style:style style:name="P33" style:family="paragraph" style:parent-style-name="Standard">
      <style:text-properties fo:font-weight="normal" officeooo:rsid="001ad718" officeooo:paragraph-rsid="001ad718" style:font-weight-asian="normal" style:font-weight-complex="normal"/>
    </style:style>
    <style:style style:name="P34" style:family="paragraph" style:parent-style-name="Standard">
      <style:text-properties fo:font-weight="normal" officeooo:rsid="003f0adb" officeooo:paragraph-rsid="001735bd" style:font-weight-asian="normal" style:font-weight-complex="normal"/>
    </style:style>
    <style:style style:name="P35" style:family="paragraph" style:parent-style-name="Standard">
      <style:text-properties fo:font-weight="normal" officeooo:rsid="00988716" officeooo:paragraph-rsid="00988716" style:font-weight-asian="normal" style:font-weight-complex="normal"/>
    </style:style>
    <style:style style:name="P36" style:family="paragraph" style:parent-style-name="Standard">
      <style:text-properties style:text-underline-style="solid" style:text-underline-type="double" style:text-underline-width="auto" style:text-underline-color="font-color" fo:font-weight="normal" officeooo:rsid="000ecc0f" officeooo:paragraph-rsid="0061dcd1" style:font-weight-asian="normal" style:font-weight-complex="normal"/>
    </style:style>
    <style:style style:name="P37" style:family="paragraph" style:parent-style-name="Standard">
      <style:text-properties style:text-underline-style="solid" style:text-underline-type="double" style:text-underline-width="auto" style:text-underline-color="font-color" fo:font-weight="bold" officeooo:rsid="000ecc0f" officeooo:paragraph-rsid="0063c2e6" style:font-weight-asian="bold" style:font-weight-complex="bold"/>
    </style:style>
    <style:style style:name="P38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fo:font-weight="normal" officeooo:rsid="001735bd" officeooo:paragraph-rsid="001735bd" style:font-weight-asian="normal" style:font-weight-complex="normal"/>
    </style:style>
    <style:style style:name="P39" style:family="paragraph" style:parent-style-name="Standard">
      <style:text-properties fo:font-weight="normal" officeooo:rsid="00988716" officeooo:paragraph-rsid="00988716" style:font-weight-asian="normal" style:font-weight-complex="normal"/>
    </style:style>
    <style:style style:name="P40" style:family="paragraph" style:parent-style-name="Standard">
      <style:text-properties fo:font-weight="normal" officeooo:rsid="001735bd" officeooo:paragraph-rsid="0059ea84" style:font-weight-asian="normal" style:font-weight-complex="normal"/>
    </style:style>
    <style:style style:name="P41" style:family="paragraph" style:parent-style-name="Standard">
      <style:text-properties fo:font-weight="bold" officeooo:rsid="009a35be" officeooo:paragraph-rsid="009a35be" style:font-weight-asian="bold" style:font-weight-complex="bold"/>
    </style:style>
    <style:style style:name="P42" style:family="paragraph" style:parent-style-name="Standard">
      <style:text-properties fo:font-weight="bold" officeooo:rsid="001735bd" officeooo:paragraph-rsid="005d1df9" style:font-weight-asian="bold" style:font-weight-complex="bold"/>
    </style:style>
    <style:style style:name="P43" style:family="paragraph" style:parent-style-name="Standard">
      <style:text-properties officeooo:rsid="000432a2" officeooo:paragraph-rsid="000432a2"/>
    </style:style>
    <style:style style:name="T1" style:family="text">
      <style:text-properties officeooo:rsid="0004371b"/>
    </style:style>
    <style:style style:name="T2" style:family="text">
      <style:text-properties officeooo:rsid="0004ee22"/>
    </style:style>
    <style:style style:name="T3" style:family="text">
      <style:text-properties officeooo:rsid="0008e492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ecc0f" style:font-weight-asian="normal" style:font-weight-complex="normal"/>
    </style:style>
    <style:style style:name="T6" style:family="text">
      <style:text-properties fo:font-weight="normal" officeooo:rsid="003553cf" style:font-weight-asian="normal" style:font-weight-complex="normal"/>
    </style:style>
    <style:style style:name="T7" style:family="text">
      <style:text-properties fo:font-weight="normal" officeooo:rsid="003bc258" style:font-weight-asian="normal" style:font-weight-complex="normal"/>
    </style:style>
    <style:style style:name="T8" style:family="text">
      <style:text-properties fo:font-weight="normal" officeooo:rsid="0053156e" style:font-weight-asian="normal" style:font-weight-complex="normal"/>
    </style:style>
    <style:style style:name="T9" style:family="text">
      <style:text-properties fo:font-weight="normal" officeooo:rsid="005501c1" style:font-weight-asian="normal" style:font-weight-complex="normal"/>
    </style:style>
    <style:style style:name="T10" style:family="text">
      <style:text-properties fo:font-weight="normal" officeooo:rsid="0059ea84" style:font-weight-asian="normal" style:font-weight-complex="normal"/>
    </style:style>
    <style:style style:name="T11" style:family="text">
      <style:text-properties fo:font-weight="normal" officeooo:rsid="0067ac00" style:font-weight-asian="normal" style:font-weight-complex="normal"/>
    </style:style>
    <style:style style:name="T12" style:family="text">
      <style:text-properties fo:font-weight="normal" officeooo:rsid="000e9775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31b4d" style:font-weight-asian="bold" style:font-weight-complex="bold"/>
    </style:style>
    <style:style style:name="T15" style:family="text">
      <style:text-properties fo:font-weight="bold" officeooo:rsid="0015ed8f" style:font-weight-asian="bold" style:font-weight-complex="bold"/>
    </style:style>
    <style:style style:name="T16" style:family="text">
      <style:text-properties fo:font-weight="bold" officeooo:rsid="001f03a0" style:font-weight-asian="bold" style:font-weight-complex="bold"/>
    </style:style>
    <style:style style:name="T17" style:family="text">
      <style:text-properties fo:font-weight="bold" officeooo:rsid="0023aa75" style:font-weight-asian="bold" style:font-weight-complex="bold"/>
    </style:style>
    <style:style style:name="T18" style:family="text">
      <style:text-properties fo:font-weight="bold" officeooo:rsid="0024d11a" style:font-weight-asian="bold" style:font-weight-complex="bold"/>
    </style:style>
    <style:style style:name="T19" style:family="text">
      <style:text-properties fo:font-weight="bold" officeooo:rsid="00275cd4" style:font-weight-asian="bold" style:font-weight-complex="bold"/>
    </style:style>
    <style:style style:name="T20" style:family="text">
      <style:text-properties fo:font-weight="bold" officeooo:rsid="00294572" style:font-weight-asian="bold" style:font-weight-complex="bold"/>
    </style:style>
    <style:style style:name="T21" style:family="text">
      <style:text-properties fo:font-weight="bold" officeooo:rsid="0029b77c" style:font-weight-asian="bold" style:font-weight-complex="bold"/>
    </style:style>
    <style:style style:name="T22" style:family="text">
      <style:text-properties fo:font-weight="bold" officeooo:rsid="002aebe1" style:font-weight-asian="bold" style:font-weight-complex="bold"/>
    </style:style>
    <style:style style:name="T23" style:family="text">
      <style:text-properties fo:font-weight="bold" officeooo:rsid="002c8292" style:font-weight-asian="bold" style:font-weight-complex="bold"/>
    </style:style>
    <style:style style:name="T24" style:family="text">
      <style:text-properties fo:font-weight="bold" officeooo:rsid="002d6513" style:font-weight-asian="bold" style:font-weight-complex="bold"/>
    </style:style>
    <style:style style:name="T25" style:family="text">
      <style:text-properties fo:font-weight="bold" officeooo:rsid="002d9628" style:font-weight-asian="bold" style:font-weight-complex="bold"/>
    </style:style>
    <style:style style:name="T26" style:family="text">
      <style:text-properties fo:font-weight="bold" officeooo:rsid="002e86e9" style:font-weight-asian="bold" style:font-weight-complex="bold"/>
    </style:style>
    <style:style style:name="T27" style:family="text">
      <style:text-properties fo:font-weight="bold" officeooo:rsid="00362b77" style:font-weight-asian="bold" style:font-weight-complex="bold"/>
    </style:style>
    <style:style style:name="T28" style:family="text">
      <style:text-properties fo:font-weight="bold" officeooo:rsid="003807a6" style:font-weight-asian="bold" style:font-weight-complex="bold"/>
    </style:style>
    <style:style style:name="T29" style:family="text">
      <style:text-properties officeooo:rsid="001fb23d"/>
    </style:style>
    <style:style style:name="T30" style:family="text">
      <style:text-properties officeooo:rsid="00323e4f"/>
    </style:style>
    <style:style style:name="T31" style:family="text">
      <style:text-properties officeooo:rsid="0033e3ca"/>
    </style:style>
    <style:style style:name="T32" style:family="text">
      <style:text-properties officeooo:rsid="003553cf"/>
    </style:style>
    <style:style style:name="T33" style:family="text">
      <style:text-properties officeooo:rsid="003922e4"/>
    </style:style>
    <style:style style:name="T34" style:family="text">
      <style:text-properties officeooo:rsid="00393f67"/>
    </style:style>
    <style:style style:name="T35" style:family="text">
      <style:text-properties officeooo:rsid="004ec468"/>
    </style:style>
    <style:style style:name="T36" style:family="text">
      <style:text-properties officeooo:rsid="005d1df9"/>
    </style:style>
    <style:style style:name="T37" style:family="text">
      <style:text-properties style:text-underline-style="none"/>
    </style:style>
    <style:style style:name="T38" style:family="text">
      <style:text-properties style:text-underline-style="none" officeooo:rsid="003a7a92"/>
    </style:style>
    <style:style style:name="T39" style:family="text">
      <style:text-properties officeooo:rsid="0067ac00"/>
    </style:style>
    <style:style style:name="T40" style:family="text">
      <style:text-properties officeooo:rsid="006a892e"/>
    </style:style>
    <style:style style:name="T41" style:family="text">
      <style:text-properties officeooo:rsid="006cfbf3"/>
    </style:style>
    <style:style style:name="T42" style:family="text">
      <style:text-properties officeooo:rsid="006e0321"/>
    </style:style>
    <style:style style:name="T43" style:family="text">
      <style:text-properties officeooo:rsid="00705c60"/>
    </style:style>
    <style:style style:name="T44" style:family="text">
      <style:text-properties officeooo:rsid="0071891f"/>
    </style:style>
    <style:style style:name="T45" style:family="text">
      <style:text-properties officeooo:rsid="0071fa2f"/>
    </style:style>
    <style:style style:name="T46" style:family="text">
      <style:text-properties officeooo:rsid="0072d6a8"/>
    </style:style>
    <style:style style:name="T47" style:family="text">
      <style:text-properties officeooo:rsid="00741a47"/>
    </style:style>
    <style:style style:name="T48" style:family="text">
      <style:text-properties officeooo:rsid="00757fa6"/>
    </style:style>
    <style:style style:name="T49" style:family="text">
      <style:text-properties officeooo:rsid="00772996"/>
    </style:style>
    <style:style style:name="T50" style:family="text">
      <style:text-properties officeooo:rsid="0077ade7"/>
    </style:style>
    <style:style style:name="T51" style:family="text">
      <style:text-properties officeooo:rsid="0077b4ff"/>
    </style:style>
    <style:style style:name="T52" style:family="text">
      <style:text-properties officeooo:rsid="00795342"/>
    </style:style>
    <style:style style:name="T53" style:family="text">
      <style:text-properties officeooo:rsid="007b1305"/>
    </style:style>
    <style:style style:name="T54" style:family="text">
      <style:text-properties officeooo:rsid="007cf66c"/>
    </style:style>
    <style:style style:name="T55" style:family="text">
      <style:text-properties officeooo:rsid="007e1364"/>
    </style:style>
    <style:style style:name="T56" style:family="text">
      <style:text-properties officeooo:rsid="008791eb"/>
    </style:style>
    <style:style style:name="T57" style:family="text">
      <style:text-properties officeooo:rsid="00880d00"/>
    </style:style>
    <style:style style:name="T58" style:family="text">
      <style:text-properties officeooo:rsid="00967098"/>
    </style:style>
    <style:style style:name="T59" style:family="text">
      <style:text-properties officeooo:rsid="0098871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1)Create Master User</text:p>
      <text:p text:style-name="P1"/>
      <text:p text:style-name="P1"><text:span text:style-name="T15">POST</text:span> : <text:s/><text:a xlink:type="simple" xlink:href="http://localhost:8090/muser/CreateMasterUser" text:style-name="Internet_20_link" text:visited-style-name="Visited_20_Internet_20_Link">http://localhost:8090/muser</text:a></text:p>
      <text:p text:style-name="P4"><text:span text:style-name="T29">JSON</text:span> : </text:p>
      <text:p text:style-name="P1">{</text:p>
      <text:p text:style-name="P1">"emailid":"bhumika.modia@einfochips.com",</text:p>
      <text:p text:style-name="P1">"firstname": "Bhumika",</text:p>
      <text:p text:style-name="P1">"lastname": "Modia",</text:p>
      <text:p text:style-name="P1">"metainfo": {"City":"Ahemdabad"}, </text:p>
      <text:p text:style-name="P1">"password": "Bhumika@123",</text:p>
      <text:p text:style-name="P1">"phone": "9999988888"</text:p>
      <text:p text:style-name="P1">}</text:p>
      <text:p text:style-name="P1"/>
      <text:p text:style-name="P4">2) Update Master User</text:p>
      <text:p text:style-name="P1"/>
      <text:p text:style-name="P1"><text:span text:style-name="T14">PUT</text:span> : <text:a xlink:type="simple" xlink:href="http://localhost:8090/muser/UpdateMasterUser" text:style-name="Internet_20_link" text:visited-style-name="Visited_20_Internet_20_Link">http://localhost:8090/muser</text:a></text:p>
      <text:p text:style-name="P41">Headers: <text:span text:style-name="T4">authorization</text:span></text:p>
      <text:p text:style-name="P4">JSON: </text:p>
      <text:p text:style-name="P1">{</text:p>
      <text:p text:style-name="P1">"emailid":"bhumika.modia@einfochips.com",</text:p>
      <text:p text:style-name="P1">"firstname": "Bhumika",</text:p>
      <text:p text:style-name="P1">"lastname": "Modia",</text:p>
      <text:p text:style-name="P1">"metainfo": {"City":"Ahemdabad","Country": "India"}, </text:p>
      <text:p text:style-name="P1">"password": "Bhumika@123",</text:p>
      <text:p text:style-name="P1">"phone": "9999988888"</text:p>
      <text:p text:style-name="P1">}</text:p>
      <text:p text:style-name="P1"/>
      <text:p text:style-name="P20">3 ) checkmasteruserunique</text:p>
      <text:p text:style-name="P16"/>
      <text:p text:style-name="P19">GET :<text:span text:style-name="T4"> </text:span><text:a xlink:type="simple" xlink:href="http://localhost:8090/checkmasteruserunique" text:style-name="Internet_20_link" text:visited-style-name="Visited_20_Internet_20_Link"><text:span text:style-name="T10">http://localhost:8090/checkmasteruserunique</text:span></text:a></text:p>
      <text:p text:style-name="P40"/>
      <text:p text:style-name="P17"><text:span text:style-name="T36">4) </text:span>Get Master User</text:p>
      <text:p text:style-name="P41">Headers: <text:span text:style-name="T4">authorization</text:span></text:p>
      <text:p text:style-name="P17"><text:span text:style-name="T7">GET </text:span><text:span text:style-name="T4">: </text:span><text:a xlink:type="simple" xlink:href="http://localhost:8090/muser" text:style-name="Internet_20_link" text:visited-style-name="Visited_20_Internet_20_Link"><text:span text:style-name="T4">http://localhost:8090/muser</text:span></text:a></text:p>
      <text:p text:style-name="P30"/>
      <text:p text:style-name="P4"><text:span text:style-name="T40">5</text:span>) MasterUser Login</text:p>
      <text:p text:style-name="P1"><text:span text:style-name="T16">POST </text:span>: <text:a xlink:type="simple" xlink:href="http://localhost:8090/muser/login" text:style-name="Internet_20_link" text:visited-style-name="Visited_20_Internet_20_Link">http://localhost:8090/muser/login</text:a></text:p>
      <text:p text:style-name="P1"/>
      <text:p text:style-name="P1"><text:span text:style-name="T13">JSON</text:span>:</text:p>
      <text:p text:style-name="P1">{</text:p>
      <text:p text:style-name="P1">"emailid":"bhumika.modia@einfochips.com",</text:p>
      <text:p text:style-name="P1">"password": "Bhumika@123"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5"><text:span text:style-name="T40">6</text:span>)Create <text:span text:style-name="T1">App</text:span></text:p>
      <text:p text:style-name="P5"/>
      <text:p text:style-name="P21"><text:soft-page-break/><text:span text:style-name="T17">POST</text:span> : <text:a xlink:type="simple" xlink:href="http://localhost:8090/app/CreateApp" text:style-name="Internet_20_link" text:visited-style-name="Visited_20_Internet_20_Link">http://localhost:8090/app</text:a></text:p>
      <text:p text:style-name="P21"/>
      <text:p text:style-name="P21"><text:span text:style-name="T13">JSON</text:span>:</text:p>
      <text:p text:style-name="P21">{</text:p>
      <text:p text:style-name="P21">"appdesc" : "App1",</text:p>
      <text:p text:style-name="P21">"appname":"App1",</text:p>
      <text:p text:style-name="P21">"metainfo": {"info":"AHM1233"},</text:p>
      <text:p text:style-name="P21">"secretkey": "abd123"</text:p>
      <text:p text:style-name="P21">}</text:p>
      <text:p text:style-name="P21"/>
      <text:p text:style-name="P5"><text:span text:style-name="T40">7</text:span>) <text:span text:style-name="T1">Update</text:span> <text:span text:style-name="T1">App</text:span></text:p>
      <text:p text:style-name="P5"/>
      <text:p text:style-name="P21"><text:span text:style-name="T18">PUT</text:span> : <text:a xlink:type="simple" xlink:href="http://localhost:8090/app/UpdateApp" text:style-name="Internet_20_link" text:visited-style-name="Visited_20_Internet_20_Link">http://localhost:8090/app</text:a></text:p>
      <text:p text:style-name="P21"/>
      <text:p text:style-name="P21"><text:span text:style-name="T13">JSON</text:span>:</text:p>
      <text:p text:style-name="P21">{</text:p>
      <text:p text:style-name="P24">"appid" : "<text:span text:style-name="T56">04961cea-2c55-4bac-8717-bd7941a1dda0</text:span>",</text:p>
      <text:p text:style-name="P21">"appdesc" : "App info",</text:p>
      <text:p text:style-name="P21">"appname":"App1",</text:p>
      <text:p text:style-name="P21">"metainfo": {"info":"AHM1233"},</text:p>
      <text:p text:style-name="P21">"secretkey": "abd123"</text:p>
      <text:p text:style-name="P21">}</text:p>
      <text:p text:style-name="P21"/>
      <text:p text:style-name="P7"><text:span text:style-name="T40">8</text:span>) GetAPP</text:p>
      <text:p text:style-name="P7"/>
      <text:p text:style-name="P23"><text:span text:style-name="T19">GET</text:span> : <text:a xlink:type="simple" xlink:href="http://localhost:8090/app/GetApp?appid=5afee53d-1514-4d3b-9208-587c7488adc5" text:style-name="Internet_20_link" text:visited-style-name="Visited_20_Internet_20_Link">http://localhost:8090/app</text:a></text:p>
      <text:p text:style-name="P21"/>
      <text:p text:style-name="P7"><text:span text:style-name="T41">9</text:span>) Get List APP</text:p>
      <text:p text:style-name="P7"/>
      <text:p text:style-name="P22"><text:span text:style-name="T20">GET</text:span> : <text:tab/><text:a xlink:type="simple" xlink:href="http://localhost:8090/app/ListApp" text:style-name="Internet_20_link" text:visited-style-name="Visited_20_Internet_20_Link"><text:span text:style-name="T2">http://localhost:8090/app/lis</text:span></text:a><text:span text:style-name="T2">t</text:span></text:p>
      <text:p text:style-name="P22"/>
      <text:p text:style-name="P8"><text:span text:style-name="T42">10</text:span>)Create Role</text:p>
      <text:p text:style-name="P8"/>
      <text:p text:style-name="P23"><text:span text:style-name="T21">POST</text:span> : <text:a xlink:type="simple" xlink:href="http://localhost:8090/role/CreateRole" text:style-name="Internet_20_link" text:visited-style-name="Visited_20_Internet_20_Link">http://localhost:8090/</text:a><text:a xlink:type="simple" xlink:href="http://localhost:8090/role/CreateRole" text:style-name="Internet_20_link" text:visited-style-name="Visited_20_Internet_20_Link"><text:span text:style-name="T3">role</text:span></text:a></text:p>
      <text:p text:style-name="P23"/>
      <text:p text:style-name="P23"><text:span text:style-name="T13">JSON</text:span>:</text:p>
      <text:p text:style-name="P23"><text:tab/></text:p>
      <text:p text:style-name="P23"/>
      <text:p text:style-name="P9"><text:span text:style-name="T43">11</text:span>) Update Role</text:p>
      <text:p text:style-name="P9"/>
      <text:p text:style-name="P25"><text:span text:style-name="T22">PUT</text:span> : <text:a xlink:type="simple" xlink:href="http://localhost:8090/role/UpdateRole" text:style-name="Internet_20_link" text:visited-style-name="Visited_20_Internet_20_Link"><text:span text:style-name="T1">http://localhost:8090/</text:span></text:a><text:a xlink:type="simple" xlink:href="http://localhost:8090/role/UpdateRole" text:style-name="Internet_20_link" text:visited-style-name="Visited_20_Internet_20_Link">role</text:a></text:p>
      <text:p text:style-name="P25"><text:span text:style-name="T13">JSON</text:span>:</text:p>
      <text:p text:style-name="P25">{</text:p>
      <text:p text:style-name="P25">"roledesc" : "Admin role",</text:p>
      <text:p text:style-name="P25">"rolename":"Admin",</text:p>
      <text:p text:style-name="P25">"metainfo": {"info":"AHM1233","roledet" : "rw"}</text:p>
      <text:p text:style-name="P25">}</text:p>
      <text:p text:style-name="P25"/>
      <text:p text:style-name="P9"/>
      <text:p text:style-name="P9"><text:span text:style-name="T44">12</text:span>) Get role by id</text:p>
      <text:p text:style-name="P9"/>
      <text:p text:style-name="P25"><text:span text:style-name="T23">GET</text:span> : <text:a xlink:type="simple" xlink:href="http://localhost:8090/role/GetRole?roleid=8584a614-64c5-4f8e-84bb-7f12d20ff1e4" text:style-name="Internet_20_link" text:visited-style-name="Visited_20_Internet_20_Link">http://localhost:8090/role</text:a></text:p>
      <text:p text:style-name="P25"><text:soft-page-break/></text:p>
      <text:p text:style-name="P9"><text:span text:style-name="T45">13</text:span>) Get Role List</text:p>
      <text:p text:style-name="P9"/>
      <text:p text:style-name="P25"><text:span text:style-name="T24">GET</text:span> : <text:a xlink:type="simple" xlink:href="http://localhost:8090/role/ListRole?appid=f2e53cc4-a6c6-4f78-ad23-462f52276878" text:style-name="Internet_20_link" text:visited-style-name="Visited_20_Internet_20_Link">http://localhost:8090/role/</text:a><text:a xlink:type="simple" xlink:href="http://localhost:8090/role/ListRole?appid=f2e53cc4-a6c6-4f78-ad23-462f52276878" text:style-name="Internet_20_link" text:visited-style-name="Visited_20_Internet_20_Link"><text:span text:style-name="T35">l</text:span></text:a><text:a xlink:type="simple" xlink:href="http://localhost:8090/role/ListRole?appid=f2e53cc4-a6c6-4f78-ad23-462f52276878" text:style-name="Internet_20_link" text:visited-style-name="Visited_20_Internet_20_Link">ist</text:a></text:p>
      <text:p text:style-name="P25"/>
      <text:p text:style-name="P10"><text:span text:style-name="T46">14</text:span>) Create Client</text:p>
      <text:p text:style-name="P10"/>
      <text:p text:style-name="P26"><text:span text:style-name="T26">POST</text:span> : <text:a xlink:type="simple" xlink:href="http://localhost:8090/client/CreateClient" text:style-name="Internet_20_link" text:visited-style-name="Visited_20_Internet_20_Link">http://localhost:8090/client</text:a></text:p>
      <text:p text:style-name="P26"/>
      <text:p text:style-name="P26"><text:span text:style-name="T25">JSON</text:span>: </text:p>
      <text:p text:style-name="P35">{</text:p>
      <text:p text:style-name="P35">"clientdesc" : "client info",</text:p>
      <text:p text:style-name="P35">"clientname":"Client 1",</text:p>
      <text:p text:style-name="P35">"metainfo": {"info":"AHM1233"},</text:p>
      <text:p text:style-name="P35">"defaultrole" : "c9e09e2d-da86-4133-a78f-04a1bbda204e"</text:p>
      <text:p text:style-name="P35">}</text:p>
      <text:p text:style-name="P10">1<text:span text:style-name="T47">5</text:span>) Update Client</text:p>
      <text:p text:style-name="P10"/>
      <text:p text:style-name="P10"><text:span text:style-name="T30">PUT</text:span><text:span text:style-name="T4"> : </text:span><text:a xlink:type="simple" xlink:href="http://localhost:8090/client/UpdateClient" text:style-name="Internet_20_link" text:visited-style-name="Visited_20_Internet_20_Link"><text:span text:style-name="T4">http://localhost:8090/client</text:span></text:a></text:p>
      <text:p text:style-name="P10"/>
      <text:p text:style-name="P26"><text:span text:style-name="T13">JSON</text:span>:</text:p>
      <text:p text:style-name="P27"><text:tab/><text:span text:style-name="T59">{</text:span></text:p>
      <text:p text:style-name="P35">"clientdesc" : "client info",</text:p>
      <text:p text:style-name="P35">"clientname":"Client 1",</text:p>
      <text:p text:style-name="P35">"metainfo": {"info":"AHM1233"},</text:p>
      <text:p text:style-name="P35">"defaultrole" : "c9e09e2d-da86-4133-a78f-04a1bbda204e"</text:p>
      <text:p text:style-name="P35">}</text:p>
      <text:p text:style-name="P10"/>
      <text:p text:style-name="P10">1<text:span text:style-name="T48">6</text:span>)Get Client by ID </text:p>
      <text:p text:style-name="P10"/>
      <text:p text:style-name="P10"><text:span text:style-name="T31">GET</text:span><text:span text:style-name="T4"> : </text:span><text:a xlink:type="simple" xlink:href="http://localhost:8090/client/GetClient?clientid=00711329-b815-4003-afd1-0e10015ade92" text:style-name="Internet_20_link" text:visited-style-name="Visited_20_Internet_20_Link"><text:span text:style-name="T4">http://localhost:8090/client</text:span></text:a></text:p>
      <text:p text:style-name="P10"/>
      <text:p text:style-name="P10">1<text:span text:style-name="T49">7</text:span>) Client List</text:p>
      <text:p text:style-name="P10"/>
      <text:p text:style-name="P10"><text:span text:style-name="T32">GET</text:span><text:span text:style-name="T6"> </text:span><text:span text:style-name="T4">: </text:span><text:a xlink:type="simple" xlink:href="http://localhost:8090/client/ListClient?appid=f2e53cc4-a6c6-4f78-ad23-462f52276878" text:style-name="Internet_20_link" text:visited-style-name="Visited_20_Internet_20_Link"><text:span text:style-name="T4">http://localhost:8090/client/</text:span></text:a><text:a xlink:type="simple" xlink:href="http://localhost:8090/client/ListClient?appid=f2e53cc4-a6c6-4f78-ad23-462f52276878" text:style-name="Internet_20_link" text:visited-style-name="Visited_20_Internet_20_Link"><text:span text:style-name="T8">l</text:span></text:a><text:a xlink:type="simple" xlink:href="http://localhost:8090/client/ListClient?appid=f2e53cc4-a6c6-4f78-ad23-462f52276878" text:style-name="Internet_20_link" text:visited-style-name="Visited_20_Internet_20_Link"><text:span text:style-name="T4">ist</text:span></text:a></text:p>
      <text:p text:style-name="P10"/>
      <text:p text:style-name="P10">1<text:span text:style-name="T50">8</text:span>) Create User</text:p>
      <text:p text:style-name="P10"/>
      <text:p text:style-name="P26"><text:span text:style-name="T27">POST </text:span>: <text:a xlink:type="simple" xlink:href="http://localhost:8090/appuser/CreateUser" text:style-name="Internet_20_link" text:visited-style-name="Visited_20_Internet_20_Link">http://localhost:8090/appuser</text:a></text:p>
      <text:p text:style-name="P26"/>
      <text:p text:style-name="P26"><text:span text:style-name="T27">JSON</text:span>:</text:p>
      <text:p text:style-name="P26">{</text:p>
      <text:p text:style-name="P26">"emailid" :"bhumi.patel@einfochips.com",</text:p>
      <text:p text:style-name="P26">"firstname" : "bhumi",</text:p>
      <text:p text:style-name="P26">"lastname":"patel",</text:p>
      <text:p text:style-name="P26">"metainfo": {"info":"AHM1233"},</text:p>
      <text:p text:style-name="P26">"password":"pwd1",</text:p>
      <text:p text:style-name="P26">"phone" : "9999977777"</text:p>
      <text:p text:style-name="P26">}</text:p>
      <text:p text:style-name="P10"/>
      <text:p text:style-name="P10"/>
      <text:p text:style-name="P10">1<text:span text:style-name="T51">9</text:span>) update User</text:p>
      <text:p text:style-name="P10"><text:soft-page-break/></text:p>
      <text:p text:style-name="P26"><text:span text:style-name="T28">PUT </text:span>: <text:s/><text:a xlink:type="simple" xlink:href="http://localhost:8090/appuser/CreateUser" text:style-name="Internet_20_link" text:visited-style-name="Visited_20_Internet_20_Link">http://localhost:8090/appuser</text:a></text:p>
      <text:p text:style-name="P26"/>
      <text:p text:style-name="P26"><text:span text:style-name="T28">JSON</text:span>:</text:p>
      <text:p text:style-name="P26">{</text:p>
      <text:p text:style-name="P26">"emailid" :"bhumi.patel@einfochips.com",</text:p>
      <text:p text:style-name="P26">"firstname" : "bhumi",</text:p>
      <text:p text:style-name="P26">"lastname":"patel",</text:p>
      <text:p text:style-name="P26">"metainfo": {"info":"AHM1233"},</text:p>
      <text:p text:style-name="P26">"password":"pwd1",</text:p>
      <text:p text:style-name="P26">"phone" : "9999977777"</text:p>
      <text:p text:style-name="P26">}</text:p>
      <text:p text:style-name="P26"/>
      <text:p text:style-name="P13"><text:span text:style-name="T52">20</text:span>) Get user</text:p>
      <text:p text:style-name="P13"/>
      <text:p text:style-name="P15"><text:span text:style-name="T34">GET</text:span> : <text:a xlink:type="simple" xlink:href="http://localhost:8090/appuser/GetUser?userid=ca2a042d-700f-42ed-8d02-c0f432113773" text:style-name="Internet_20_link" text:visited-style-name="Visited_20_Internet_20_Link"><text:span text:style-name="T4">http://localhost:8090/appuser</text:span></text:a></text:p>
      <text:p text:style-name="P36"/>
      <text:p text:style-name="P36"/>
      <text:p text:style-name="P14"><text:span text:style-name="T53">21</text:span>) Get User List</text:p>
      <text:p text:style-name="P14"/>
      <text:p text:style-name="P37"><text:span text:style-name="T38">GET</text:span><text:span text:style-name="T37"> : </text:span><text:a xlink:type="simple" xlink:href="http://localhost:8090/appuser/ListUsers?appid=d8a6427d-a107-4b84-abe0-0ffb109cf11d" text:style-name="Internet_20_link" text:visited-style-name="Visited_20_Internet_20_Link"><text:span text:style-name="T4">http://localhost:8090/appuser/</text:span></text:a><text:a xlink:type="simple" xlink:href="http://localhost:8090/appuser/ListUsers?appid=d8a6427d-a107-4b84-abe0-0ffb109cf11d" text:style-name="Internet_20_link" text:visited-style-name="Visited_20_Internet_20_Link"><text:span text:style-name="T9">l</text:span></text:a><text:a xlink:type="simple" xlink:href="http://localhost:8090/appuser/ListUsers?appid=d8a6427d-a107-4b84-abe0-0ffb109cf11d" text:style-name="Internet_20_link" text:visited-style-name="Visited_20_Internet_20_Link"><text:span text:style-name="T4">ist</text:span></text:a></text:p>
      <text:p text:style-name="P10"/>
      <text:p text:style-name="P10"><text:span text:style-name="T54">22</text:span>) User Login</text:p>
      <text:p text:style-name="P10"/>
      <text:p text:style-name="P11"><text:span text:style-name="T33">POST</text:span><text:span text:style-name="T4"> : </text:span><text:a xlink:type="simple" xlink:href="http://localhost:8090/login" text:style-name="Internet_20_link" text:visited-style-name="Visited_20_Internet_20_Link"><text:span text:style-name="T4">http://localhost:8090/</text:span></text:a><text:a xlink:type="simple" xlink:href="http://localhost:8090/login" text:style-name="Internet_20_link" text:visited-style-name="Visited_20_Internet_20_Link"><text:span text:style-name="T5">login</text:span></text:a></text:p>
      <text:p text:style-name="P11"/>
      <text:p text:style-name="P10">JSON</text:p>
      <text:p text:style-name="P2">{</text:p>
      <text:p text:style-name="P3">"emailid":"<text:span text:style-name="T12">bhumi.patel@einfochips.com</text:span>",</text:p>
      <text:p text:style-name="P2">"password": "<text:a xlink:type="simple" xlink:href="mailto:Bhumika@123" text:style-name="Internet_20_link" text:visited-style-name="Visited_20_Internet_20_Link"><text:span text:style-name="T57">p</text:span></text:a><text:span text:style-name="T57">wd1</text:span>"</text:p>
      <text:p text:style-name="P28">}</text:p>
      <text:p text:style-name="P6"/>
      <text:p text:style-name="P12"><text:span text:style-name="T55">23</text:span>) <text:span text:style-name="T39">Verify App user</text:span></text:p>
      <text:p text:style-name="P12"/>
      <text:p text:style-name="P12"><text:span text:style-name="T33">POST</text:span><text:span text:style-name="T4"> : </text:span><text:a xlink:type="simple" xlink:href="http://localhost:8090/login" text:style-name="Internet_20_link" text:visited-style-name="Visited_20_Internet_20_Link"><text:span text:style-name="T4">http://localhost:8090/</text:span></text:a><text:span text:style-name="T11">verify</text:span></text:p>
      <text:p text:style-name="P12">JSO<text:span text:style-name="T58">N</text:span></text:p>
      <text:p text:style-name="P38"/>
      <text:p text:style-name="P29"/>
      <text:p text:style-name="P18">Changes : </text:p>
      <text:p text:style-name="P31"/>
      <text:p text:style-name="P31">1) Change “authdata” to “authorization” in all files</text:p>
      <text:p text:style-name="P31">2) Change <text:s/>Update API’s of updatemasteruser &amp; updateappuser -&gt; put password encryption at time of update</text:p>
      <text:p text:style-name="P32">3) exclude “/muser/CheckMasterUserUnique” from authorization.</text:p>
      <text:p text:style-name="P33">4)cretae a new endpoint “/muser/GetMasterUser” for getting detail of master user. </text:p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14:23:05.221410681</meta:creation-date>
    <dc:date>2017-03-04T16:00:25.902096218</dc:date>
    <meta:editing-duration>PT4H42M30S</meta:editing-duration>
    <meta:editing-cycles>120</meta:editing-cycles>
    <meta:generator>LibreOffice/5.1.6.2$Linux_X86_64 LibreOffice_project/10m0$Build-2</meta:generator>
    <meta:document-statistic meta:table-count="0" meta:image-count="0" meta:object-count="0" meta:page-count="4" meta:paragraph-count="137" meta:word-count="330" meta:character-count="3007" meta:non-whitespace-character-count="2799"/>
  </office:meta>
</office:document-meta>
</file>